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Mask.get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ask.setIncrement( long inc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ask.setFieldName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ask.getNex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Mask.Param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Mask.getLower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ask.setLowerBound( lo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ask.setSuffix(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as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ramMask.get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ask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ask.setValue( lo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ask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ask.get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ask.getUpper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ask.res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ask.setUpperBound( lo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